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0.50pt" fo:font-weight="normal" fo:font-family="Arial" style:font-family-asian="Arial" style:font-family-complex="Arial" fo:background-color="#ffffff" fo:color="#2d3b45"/>
    </style:style>
    <style:style style:name="T2" style:family="text">
      <style:text-properties fo:font-size="9.00pt" fo:font-weight="normal" fo:font-family="Arial" style:font-family-asian="Arial" style:font-family-complex="Arial" fo:background-color="#ffffff" fo:color="#2d3b45"/>
    </style:style>
    <style:style style:name="T3" style:family="text">
      <style:text-properties fo:font-size="19.50pt" fo:font-weight="normal" fo:font-family="Arial" style:font-family-asian="Arial" style:font-family-complex="Arial" fo:background-color="#ffffff" fo:color="#2d3b45"/>
    </style:style>
    <style:style style:name="T4" style:family="text">
      <style:text-properties fo:font-size="9.00pt" fo:font-weight="normal" fo:font-family="Arial" style:font-family-asian="Arial" style:font-family-complex="Arial" fo:background-color="#ffffff" fo:color="#2d3b45"/>
    </style:style>
    <style:style style:name="T5" style:family="text">
      <style:text-properties fo:font-size="9.00pt" fo:font-weight="normal" fo:font-family="Arial" style:font-family-asian="Arial" style:font-family-complex="Arial" fo:background-color="#aaff6b" fo:color="#2d3b45"/>
    </style:style>
    <style:style style:name="T6" style:family="text">
      <style:text-properties fo:font-size="9.00pt" fo:font-weight="normal" fo:font-family="Arial" style:font-family-asian="Arial" style:font-family-complex="Arial" fo:background-color="#ffffff" fo:color="#2d3b45"/>
    </style:style>
    <style:style style:name="T7" style:family="text">
      <style:text-properties fo:font-size="9.00pt" fo:font-weight="normal" fo:font-family="Arial" style:font-family-asian="Arial" style:font-family-complex="Arial" fo:background-color="#aaff6b" fo:color="#2d3b45"/>
    </style:style>
    <style:style style:name="T8" style:family="text">
      <style:text-properties fo:font-size="9.00pt" fo:font-weight="normal" fo:font-family="Arial" style:font-family-asian="Arial" style:font-family-complex="Arial" fo:background-color="#ffffff" fo:color="#2d3b45"/>
    </style:style>
    <style:style style:name="T9" style:family="text">
      <style:text-properties fo:font-size="9.00pt" fo:font-weight="normal" fo:font-family="Arial" style:font-family-asian="Arial" style:font-family-complex="Arial" fo:background-color="#aaff6b" fo:color="#2d3b45"/>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30.50pt" fo:font-weight="normal" fo:font-family="Arial" style:font-family-asian="Arial" style:font-family-complex="Arial" fo:background-color="#ffffff" fo:color="#2d3b45"/>
    </style:style>
    <style:style style:name="T12" style:family="text">
      <style:text-properties fo:font-size="9.00pt" fo:font-weight="normal" fo:font-family="Arial" style:font-family-asian="Arial" style:font-family-complex="Arial" fo:background-color="#ffffff" fo:color="#2d3b45"/>
    </style:style>
    <style:style style:name="T13" style:family="text">
      <style:text-properties fo:font-size="19.50pt" fo:font-weight="normal" fo:font-family="Arial" style:font-family-asian="Arial" style:font-family-complex="Arial" fo:background-color="#ffffff" fo:color="#2d3b45"/>
    </style:style>
    <style:style style:name="T14" style:family="text">
      <style:text-properties fo:font-size="9.00pt" fo:font-weight="normal" fo:font-family="Arial" style:font-family-asian="Arial" style:font-family-complex="Arial" fo:background-color="#ffffff" fo:color="#2d3b45"/>
    </style:style>
    <style:style style:name="T15" style:family="text">
      <style:text-properties fo:font-size="9.00pt" fo:font-weight="normal" fo:font-family="Arial" style:font-family-asian="Arial" style:font-family-complex="Arial" fo:background-color="#aaff6b" fo:color="#2d3b45"/>
    </style:style>
    <style:style style:name="T16" style:family="text">
      <style:text-properties fo:font-size="9.00pt" fo:font-weight="normal" fo:font-family="Arial" style:font-family-asian="Arial" style:font-family-complex="Arial" fo:background-color="#ffffff" fo:color="#2d3b45"/>
    </style:style>
    <style:style style:name="T17" style:family="text">
      <style:text-properties fo:font-size="9.00pt" fo:font-weight="normal" fo:font-family="Arial" style:font-family-asian="Arial" style:font-family-complex="Arial" fo:background-color="#aaff6b" fo:color="#2d3b45"/>
    </style:style>
    <style:style style:name="T18" style:family="text">
      <style:text-properties fo:font-size="9.00pt" fo:font-weight="normal" fo:font-family="Arial" style:font-family-asian="Arial" style:font-family-complex="Arial" fo:background-color="#ffffff" fo:color="#2d3b45"/>
    </style:style>
    <style:style style:name="T19" style:family="text">
      <style:text-properties fo:font-size="9.00pt" fo:font-weight="normal" fo:font-family="Arial" style:font-family-asian="Arial" style:font-family-complex="Arial" fo:background-color="#aaff6b" fo:color="#2d3b45"/>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30.50pt" fo:font-weight="normal" fo:font-family="Arial" style:font-family-asian="Arial" style:font-family-complex="Arial" fo:background-color="#ffffff" fo:color="#2d3b45"/>
    </style:style>
    <style:style style:name="T22" style:family="text">
      <style:text-properties fo:font-size="19.50pt" fo:font-weight="normal" style:text-underline-mode="continuous" style:text-underline-type="single" style:text-underline-style="solid" style:text-underline-width="normal" fo:font-family="Arial" style:font-family-asian="Arial" style:font-family-complex="Arial" fo:background-color="#ffffff" fo:color="#1155cc"/>
    </style:style>
    <style:style style:name="T23" style:family="text">
      <style:text-properties fo:font-size="19.50pt" fo:font-weight="normal" style:text-underline-mode="continuous" style:text-underline-type="single" style:text-underline-style="solid" style:text-underline-width="normal" fo:font-family="Arial" style:font-family-asian="Arial" style:font-family-complex="Arial" fo:background-color="#ffffff" fo:color="#1155c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9.00pt" fo:font-weight="normal" fo:font-family="Arial" style:font-family-asian="Arial" style:font-family-complex="Arial" fo:background-color="#ffffff" fo:color="#2d3b45"/>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21.00pt" fo:font-weight="normal" style:text-underline-mode="continuous" style:text-underline-type="single" style:text-underline-style="solid" style:text-underline-width="normal" fo:font-family="Calibri" style:font-family-asian="Calibri" style:font-family-complex="Calibri" fo:background-color="#ffffff" fo:color="#0000ff"/>
    </style:style>
    <style:style style:name="T28" style:family="text">
      <style:text-properties fo:font-size="21.00pt" fo:font-weight="normal" style:text-underline-mode="continuous" style:text-underline-type="single" style:text-underline-style="solid" style:text-underline-width="normal" fo:font-family="'Segoe UI Symbol'" style:font-family-asian="'Segoe UI Symbol'" style:font-family-complex="'Segoe UI Symbol'" fo:background-color="#ffffff" fo:color="#0000ff"/>
    </style:style>
    <style:style style:name="T29" style:family="text">
      <style:text-properties fo:font-size="3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 style:family="text">
      <style:text-properties fo:font-size="2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 style:family="text">
      <style:text-properties fo:font-size="21.00pt" fo:font-weight="normal" style:text-underline-mode="continuous" style:text-underline-type="single" style:text-underline-style="solid" style:text-underline-width="normal" fo:font-family="'Segoe UI Symbol'" style:font-family-asian="'Segoe UI Symbol'" style:font-family-complex="'Segoe UI Symbol'" fo:background-color="transparent" fo:color="#0000ff"/>
    </style:style>
    <style:style style:name="T3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left="0.00pt" fo:text-indent="-112.50pt" fo:margin-right="-103.50pt" fo:margin-top="5.00pt" fo:margin-bottom="5.00pt"/>
    </style:style>
    <style:style style:name="P2" style:family="paragraph">
      <style:paragraph-properties fo:line-height="100.00%" fo:text-align="left" fo:margin-left="0.00pt" fo:text-indent="-112.50pt" fo:margin-right="-103.50pt"/>
    </style:style>
    <text:list-style style:name="L3">
      <text:list-level-style-bullet text:level="1" text:bullet-char="•">
        <style:list-level-properties text:space-before="-112.50pt" text:min-label-width="18.00pt"/>
        <style:text-properties fo:font-family="Symbol"/>
      </text:list-level-style-bullet>
    </text:list-style>
    <style:style style:name="P3" style:family="paragraph">
      <style:paragraph-properties fo:line-height="100.00%" fo:text-align="left" fo:margin-left="149.50pt" fo:text-indent="-149.50pt" fo:margin-right="-103.50pt"/>
    </style:style>
    <style:style style:name="P4" style:family="paragraph">
      <style:paragraph-properties fo:line-height="100.00%" fo:text-align="left" fo:margin-left="149.50pt" fo:text-indent="-149.50pt" fo:margin-right="-103.50pt" fo:margin-bottom="10.00pt"/>
    </style:style>
    <style:style style:name="P5" style:family="paragraph">
      <style:paragraph-properties fo:line-height="100.00%" fo:text-align="left" fo:margin-left="0.00pt" fo:text-indent="-112.50pt" fo:margin-right="-103.50pt"/>
    </style:style>
    <style:style style:name="P6" style:family="paragraph">
      <style:paragraph-properties fo:line-height="100.00%" fo:text-align="left" fo:margin-left="0.00pt" fo:text-indent="-112.50pt" fo:margin-right="-103.50pt" fo:margin-top="5.00pt" fo:margin-bottom="5.00pt"/>
    </style:style>
    <text:list-style style:name="L7">
      <text:list-level-style-bullet text:level="1" text:bullet-char="•">
        <style:list-level-properties text:space-before="-112.50pt" text:min-label-width="18.00pt"/>
        <style:text-properties fo:font-family="Symbol"/>
      </text:list-level-style-bullet>
    </text:list-style>
    <style:style style:name="P7" style:family="paragraph">
      <style:paragraph-properties fo:line-height="100.00%" fo:text-align="left" fo:margin-left="149.50pt" fo:text-indent="-149.50pt" fo:margin-right="-103.50pt" fo:margin-bottom="10.00pt"/>
    </style:style>
    <style:style style:name="P8" style:family="paragraph">
      <style:paragraph-properties fo:line-height="100.00%" fo:text-align="left" fo:margin-left="0.00pt" fo:text-indent="36.00pt" fo:margin-right="-103.50pt" fo:margin-bottom="10.00pt"/>
    </style:style>
    <text:list-style style:name="L9">
      <text:list-level-style-bullet text:level="1" text:bullet-char="•">
        <style:list-level-properties text:space-before="-112.50pt" text:min-label-width="18.00pt"/>
        <style:text-properties fo:font-family="Symbol"/>
      </text:list-level-style-bullet>
    </text:list-style>
    <style:style style:name="P9" style:family="paragraph">
      <style:paragraph-properties fo:line-height="100.00%" fo:text-align="left" fo:margin-left="149.50pt" fo:text-indent="-149.50pt" fo:margin-right="-103.50pt" fo:margin-bottom="10.00pt"/>
    </style:style>
    <style:style style:name="P10" style:family="paragraph">
      <style:paragraph-properties fo:line-height="100.00%" fo:text-align="left" fo:margin-right="-103.50pt" fo:margin-bottom="10.00pt"/>
    </style:style>
    <style:style style:name="P11" style:family="paragraph">
      <style:paragraph-properties fo:line-height="100.00%" fo:text-align="left" fo:margin-left="0.00pt" fo:text-indent="36.00pt" fo:margin-right="-103.50pt" fo:margin-bottom="10.00pt"/>
    </style:style>
    <text:list-style style:name="L12">
      <text:list-level-style-bullet text:level="1" text:bullet-char="•">
        <style:list-level-properties text:space-before="-112.50pt" text:min-label-width="18.00pt"/>
        <style:text-properties fo:font-family="Symbol"/>
      </text:list-level-style-bullet>
    </text:list-style>
    <style:style style:name="P12" style:family="paragraph">
      <style:paragraph-properties fo:line-height="100.00%" fo:text-align="left" fo:margin-left="149.50pt" fo:text-indent="-149.50pt" fo:margin-right="-103.50pt" fo:margin-bottom="10.00pt"/>
    </style:style>
    <style:style style:name="P13" style:family="paragraph">
      <style:paragraph-properties fo:line-height="100.00%" fo:text-align="left" fo:margin-right="-103.50pt" fo:margin-bottom="10.00pt"/>
    </style:style>
    <style:style style:name="P14" style:family="paragraph">
      <style:paragraph-properties fo:line-height="100.00%" fo:text-align="left" fo:margin-left="0.00pt" fo:text-indent="-112.50pt" fo:margin-right="-103.50pt" fo:margin-top="5.00pt" fo:margin-bottom="5.00pt"/>
    </style:style>
    <style:style style:name="P15" style:family="paragraph">
      <style:paragraph-properties fo:line-height="100.00%" fo:text-align="left" fo:margin-left="0.00pt" fo:text-indent="-112.50pt" fo:margin-right="-103.50pt"/>
    </style:style>
    <text:list-style style:name="L16">
      <text:list-level-style-bullet text:level="1" text:bullet-char="•">
        <style:list-level-properties text:space-before="-112.50pt" text:min-label-width="18.00pt"/>
        <style:text-properties fo:font-family="Symbol"/>
      </text:list-level-style-bullet>
    </text:list-style>
    <style:style style:name="P16" style:family="paragraph">
      <style:paragraph-properties fo:line-height="100.00%" fo:text-align="left" fo:margin-left="149.50pt" fo:text-indent="-149.50pt" fo:margin-right="-103.50pt"/>
    </style:style>
    <style:style style:name="P17" style:family="paragraph">
      <style:paragraph-properties fo:line-height="100.00%" fo:text-align="left" fo:margin-left="149.50pt" fo:text-indent="-149.50pt" fo:margin-right="-103.50pt" fo:margin-bottom="10.00pt"/>
    </style:style>
    <style:style style:name="P18" style:family="paragraph">
      <style:paragraph-properties fo:line-height="100.00%" fo:text-align="left" fo:margin-left="0.00pt" fo:text-indent="-112.50pt" fo:margin-right="-103.50pt"/>
    </style:style>
    <style:style style:name="P19" style:family="paragraph">
      <style:paragraph-properties fo:line-height="100.00%" fo:text-align="left" fo:margin-left="0.00pt" fo:text-indent="-112.50pt" fo:margin-right="-103.50pt" fo:margin-top="5.00pt" fo:margin-bottom="5.00pt"/>
    </style:style>
    <text:list-style style:name="L20">
      <text:list-level-style-bullet text:level="1" text:bullet-char="•">
        <style:list-level-properties text:space-before="-112.50pt" text:min-label-width="18.00pt"/>
        <style:text-properties fo:font-family="Symbol"/>
      </text:list-level-style-bullet>
    </text:list-style>
    <style:style style:name="P20" style:family="paragraph">
      <style:paragraph-properties fo:line-height="100.00%" fo:text-align="left" fo:margin-left="149.50pt" fo:text-indent="-149.50pt" fo:margin-right="-103.50pt" fo:margin-bottom="10.00pt"/>
    </style:style>
    <style:style style:name="P21" style:family="paragraph">
      <style:paragraph-properties fo:line-height="100.00%" fo:text-align="left" fo:margin-left="36.00pt" fo:text-indent="0.00pt" fo:margin-right="-103.50pt" fo:margin-bottom="10.00pt"/>
    </style:style>
    <text:list-style style:name="L22">
      <text:list-level-style-bullet text:level="1" text:bullet-char="•">
        <style:list-level-properties text:space-before="-112.50pt" text:min-label-width="18.00pt"/>
        <style:text-properties fo:font-family="Symbol"/>
      </text:list-level-style-bullet>
    </text:list-style>
    <style:style style:name="P22" style:family="paragraph">
      <style:paragraph-properties fo:line-height="100.00%" fo:text-align="left" fo:margin-left="149.50pt" fo:text-indent="-149.50pt" fo:margin-right="-103.50pt" fo:margin-bottom="10.00pt"/>
    </style:style>
    <style:style style:name="P23" style:family="paragraph">
      <style:paragraph-properties fo:line-height="100.00%" fo:text-align="left" fo:margin-left="36.00pt" fo:text-indent="0.00pt" fo:margin-right="-103.50pt" fo:margin-bottom="10.00pt"/>
    </style:style>
    <text:list-style style:name="L24">
      <text:list-level-style-bullet text:level="1" text:bullet-char="•">
        <style:list-level-properties text:space-before="-112.50pt" text:min-label-width="18.00pt"/>
        <style:text-properties fo:font-family="Symbol"/>
      </text:list-level-style-bullet>
    </text:list-style>
    <style:style style:name="P24" style:family="paragraph">
      <style:paragraph-properties fo:line-height="100.00%" fo:text-align="left" fo:margin-left="149.50pt" fo:text-indent="-149.50pt" fo:margin-right="-103.50pt" fo:margin-bottom="10.00pt"/>
    </style:style>
    <style:style style:name="P25" style:family="paragraph">
      <style:paragraph-properties fo:line-height="100.00%" fo:text-align="left" fo:margin-left="36.00pt" fo:text-indent="0.00pt" fo:margin-right="-103.50pt" fo:margin-bottom="10.00pt"/>
    </style:style>
    <style:style style:name="P26" style:family="paragraph">
      <style:paragraph-properties fo:line-height="100.00%" fo:text-align="left" fo:margin-left="0.00pt" fo:text-indent="-112.50pt" fo:margin-right="-103.50pt" fo:margin-top="5.00pt" fo:margin-bottom="5.00pt"/>
    </style:style>
    <style:style style:name="P27" style:family="paragraph">
      <style:paragraph-properties fo:line-height="100.00%" fo:text-align="left" fo:margin-left="0.00pt" fo:text-indent="-112.50pt" fo:margin-right="-103.50pt"/>
    </style:style>
    <style:style style:name="P28" style:family="paragraph">
      <style:paragraph-properties fo:line-height="100.00%" fo:text-align="center" fo:margin-left="0.00pt" fo:text-indent="-112.50pt" fo:margin-right="-103.50pt"/>
    </style:style>
  </office:automatic-styles>
  <office:body>
    <office:text>
      <text:p text:style-name="P1"><text:span text:style-name="T1">Prompt 1 - Communicating Process</text:span></text:p>
      <text:p text:style-name="P2"><text:span text:style-name="T2">Hiring managers don’t just want to see what you built, they want to see the reasoning behind it. Here are some questions surveyed hiring managers said they would ask about a project:</text:span></text:p>
      <text:list text:style-name="L3">
        <text:list-item>
          <text:p text:style-name="P3"><text:span text:style-name="T2">"How did you decide what to build?"</text:span></text:p>
        </text:list-item>
        <text:list-item>
          <text:p text:style-name="P3"><text:span text:style-name="T2">"Why is this feature important?”</text:span></text:p>
        </text:list-item>
        <text:list-item>
          <text:p text:style-name="P4"><text:span text:style-name="T2">"Was this a good choice? What would you do differently if you had to do it over again?"</text:span></text:p>
        </text:list-item>
      </text:list>
      <text:p text:style-name="P5"><text:span text:style-name="T2">We took these questions and cooked them into your labs experience. Please answer the following questions as you would in an interview. Remember, hiring managers care about the process and the why of building something even more than the what.</text:span></text:p>
      <text:p text:style-name="P6"><text:span text:style-name="T3">Questions you need to answer</text:span></text:p>
      <text:list text:style-name="L7">
        <text:list-item>
          <text:p text:style-name="P7"><text:span text:style-name="T4">Describe your process of breaking a release into user stories.</text:span></text:p>
        </text:list-item>
      </text:list>
      <text:p text:style-name="P8"><text:span text:style-name="T5">As a group, I worked with both Web and DS team members to write up a few core user stories, demarcating them as either part of our Minimum Viable Product specifications, or belonging to stretch-goal territory, available as optional features for implementation should we find no trouble/delay in accomplishing MVP in a timely fashion.</text:span></text:p>
      <text:list text:style-name="L9">
        <text:list-item>
          <text:p text:style-name="P9"><text:span text:style-name="T6">Choose a user story. Describe your reasoning as you broke down that particular user story into individual tasks.</text:span></text:p>
        </text:list-item>
      </text:list>
      <text:p text:style-name="P10"><text:span text:style-name="T7"><text:tab/>For the user story “As a user, I can compare projections of the future metrics of cities.”, which is a stretch-goal and not a core feature, I took into account as many of the discrete tasks as would be necessary, including the planning of the feature, considering what makes prediction difficult or more feasible, in identifying the target features that we may be able to predict, as time-series predictions can be especially challenging. </text:span></text:p>
      <text:p text:style-name="P11"><text:span text:style-name="T7">After establishing the most plausible targets for prediction of our available features (or even considering new sources for data in order to get better results for prediction, such as very thorough sources with lots of historical data, like NOAA) the next logical step is to gather sufficiently detailed/historical data to maximize the potential for accuracy in our predictions. </text:span></text:p>
      <text:p text:style-name="P11"><text:span text:style-name="T7">Once these steps are out of the way, we can consider the problem in front of us, and research the ways that other data scientists have approached comparable modeling tasks, ensuring the DS team minimizes time spent on fruitless techniques. </text:span></text:p>
      <text:p text:style-name="P11"><text:span text:style-name="T7">Following this, we can finally begin to create and iterate on our modeling architecture, tracking the steps, motivation for choices of experimentation, and the results of those experiments, gradually tuning our structure and hyperparameters to maximize the accuracy/reliability of our predictions. </text:span></text:p>
      <text:p text:style-name="P11"><text:span text:style-name="T7">The next step, once our model and pipelines are fixed and ready for serving to the team/application, we can compress these steps and import them into our API endpoint, if they will be served that way, or even consider integrating the results as features of the city entries in the database that the Web team queries, for ease of service and minimizing of traffic flows. </text:span></text:p>
      <text:p text:style-name="P11"><text:span text:style-name="T7">The final step is to test, debug, and support the implementation of the predictions to the Web team, ensuring they can reliably access and serve the predictions to the user without error. </text:span></text:p>
      <text:list text:style-name="L12">
        <text:list-item>
          <text:p text:style-name="P12"><text:span text:style-name="T8">How long do you think the above user story will take to complete? Explain your reasoning.</text:span></text:p>
        </text:list-item>
      </text:list>
      <text:p text:style-name="P13"><text:span text:style-name="T9"><text:tab/>The above user story may take as much as a full week, though that is a timeline that could be condensed with sufficient administration and delegation to ensure optimal productivity between DS team members in particular. </text:span></text:p>
      <text:p text:style-name="P13"><text:span text:style-name="T9"><text:tab/>The reasoning behind my estimate is the complexity of the task<text:s text:c="2"/>- the stakeholder suggests serving predictions of what a city’s metrics may look like in the next five years, which is a notoriously difficult process, as forecasting of any kind is uniquely challenging, as an unlabeled modeling task with few (one) features on which to base the prediction, having only past trends on which to rely.</text:span></text:p>
      <text:p text:style-name="P13"><text:span text:style-name="T9"><text:tab/>This complexity is compounded by the number of metrics served, as each prediction is a completely separate problem with potentially different approaches for the best results, i.e. predicting housing markets is very different than predicting weather changes. </text:span></text:p>
      <text:p text:style-name="P13"><text:span text:style-name="T9"><text:tab/>Additionally, the reliability of predictions is potentially quite skewed, as our society is undergoing some extreme and drastic changes and shifts, as the world responds to a rather unprecedented global pandemic that is causing radical alterations to many fundamental metrics by which people evaluate the promise of a city or community as a candidate for a welcoming/optimal home. </text:span></text:p>
      <text:p text:style-name="P13"><text:span text:style-name="T10"/></text:p>
      <text:p text:style-name="P14"><text:span text:style-name="T11">Prompt 2 - Communicating Technical Decisions</text:span></text:p>
      <text:p text:style-name="P15"><text:span text:style-name="T12">On the job, you’ll be making technical decisions every day. Hiring managers want to see how you make a choice and how you communicate your decisions. Here are some examples of questions they might ask about one of your projects in an interview:</text:span></text:p>
      <text:list text:style-name="L16">
        <text:list-item>
          <text:p text:style-name="P16"><text:span text:style-name="T12">"What kind of database did you choose and why?"</text:span></text:p>
        </text:list-item>
        <text:list-item>
          <text:p text:style-name="P17"><text:span text:style-name="T12">"Why did you use X to do Y?"</text:span></text:p>
        </text:list-item>
      </text:list>
      <text:p text:style-name="P18"><text:span text:style-name="T12">These sorts of questions inform your entire Labs experience. You made a few technical decisions this week; we want to see how you would communicate them in an interview.</text:span></text:p>
      <text:p text:style-name="P19"><text:span text:style-name="T13">Questions you need to answer</text:span></text:p>
      <text:list text:style-name="L20">
        <text:list-item>
          <text:p text:style-name="P20"><text:span text:style-name="T14">Describe a technical decision you made. How did you make that decision?</text:span></text:p>
        </text:list-item>
      </text:list>
      <text:p text:style-name="P21"><text:span text:style-name="T15"><text:tab/>It is reasonable and sufficient to source the base dataset from a single site that has already aggregated myriad city metrics at a grand scale. </text:span></text:p>
      <text:p text:style-name="P21"><text:span text:style-name="T15"><text:tab/>While I initially leaned toward sourcing data from canonical sources such as federal agencies that publish regular, thorough data, they each require a bit of investment in using their varying methods for data acquisition, which takes a lot of time and energy from our team.<text:s text:c="2"/>I also was less familiar with effective, timely, and polite web-crawling for data.<text:s text:c="2"/></text:span></text:p>
      <text:p text:style-name="P21"><text:span text:style-name="T15"><text:tab/>After exploring the legwork accomplished by a member of our team who had some experience in these matters, I dove in with a concerted effort and augmented their initial exploration into a sufficient, clean, and thorough baseline dataset within the week, and learned a great deal about such processes, which is a delightful bonus. Should it have proved frustrating or time-consuming, I would have abandoned the effort early on in that process, and ended up only spending about one day on the procedure in total.<text:s text:c="2"/></text:span></text:p>
      <text:list text:style-name="L22">
        <text:list-item>
          <text:p text:style-name="P22"><text:span text:style-name="T16">What are some of the risks given the decision you made?</text:span></text:p>
        </text:list-item>
      </text:list>
      <text:p text:style-name="P23"><text:span text:style-name="T17"><text:tab/>There was great risk that the exploration would not have been ultimately fruitful, and only have wasted the time and energy of our team at a crucial early phase, when many (MANY) other team members were banking on an early delivery of a prototype database from which to begin their own architecting. It also may not have been something worth learning, or resulted in challenges from the site crawled.</text:span></text:p>
      <text:list text:style-name="L24">
        <text:list-item>
          <text:p text:style-name="P24"><text:span text:style-name="T18">What challenges do you foresee in using the architecture your team selected?</text:span></text:p>
        </text:list-item>
      </text:list>
      <text:p text:style-name="P25"><text:span text:style-name="T19"><text:tab/>I foresee some issues with formatting and cross origin resource sharing, and potentially with ensuring we are using/working with canonical unique ids in referencing the data. </text:span></text:p>
      <text:p text:style-name="P25"><text:span text:style-name="T20"/></text:p>
      <text:p text:style-name="P26"><text:span text:style-name="T21">Prompt 3 - Professional Development</text:span></text:p>
      <text:p text:style-name="P26"><text:a xlink:href="https://learn.lambdaschool.com/cr/module/recQUR9bWxvLBJknr](https://learn.lambdaschool.com/cr/module/recQUR9bWxvLBJknr)"><text:span text:style-name="T23">Power Statements</text:span></text:a><text:span text:style-name="T24"/></text:p>
      <text:p text:style-name="P27"><text:span text:style-name="T25">This lesson we reinforced how to turn your responsibilities and tasks into power statements. To practice, write a few power statements you intend to use in your LinkedIn profile. Before writing those statements, ensure your LinkedIn has all the following content checked off.</text:span></text:p>
      <text:p text:style-name="P27"><text:span text:style-name="T25">Add a link to your Linkedin in your sprint challenge submission document.</text:span></text:p>
      <text:p text:style-name="P28"><text:span text:style-name="T26"/></text:p>
      <text:p text:style-name="P28"><text:a xlink:href="https://apps.timwhitlock.info/emoji/tables/unicode#emoji-modal"><text:span text:style-name="T28">🌠</text:span><text:span text:style-name="T29">www.linkedin.com/in/cslsds</text:span><text:span text:style-name="T30"><text:s/>HYPERLINK "https://apps.timwhitlock.info/emoji/tables/unicode#emoji-modal"</text:span><text:span text:style-name="T31">🌌</text:span></text:a><text:span text:style-name="T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